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2kB L1, 4MB L2</text:p>
      <text:p text:style-name="Standard"/>
      <text:list xml:id="list2666648109356435787" text:style-name="L2">
        <text:list-item>
          <text:p text:style-name="P1">See where bottleneck is by running linear regression with number of cycles against FPU, L1 data miss and L2 total miss. (using matmul_sse, ignore pipelining etc.) <text:s/>Result: roughly 2 cycles for L1, 30 cycles for L2, 3 cycles for multiplication.</text:p>
        </text:list-item>
        <text:list-item>
          <text:p text:style-name="P1">Implemented matmul_blocking_l2 by adding another layer of blocking to reduce L2 misses. For 1024 and 2048, MFLOPs increased from ~1000 to ~1600.</text:p>
        </text:list-item>
        <text:list-item>
          <text:p text:style-name="P1">Increased inner block size (CACHE_LINE) to reduce loop overhead while making sure the blocks still fit in L1 cache (so that we don't increase L1 misses). For 1024 and 2048, MFLOPS increased from ~1600 to ~2800</text:p>
        </text:list-item>
      </text:list>
      <text:p text:style-name="Standard"/>
      <text:p text:style-name="Standard"/>
      <text:list xml:id="list21601540" text:continue-numbering="true" text:style-name="L2">
        <text:list-header>
          <text:p text:style-name="P1">Other things tried:</text:p>
          <text:p text:style-name="P1">1. added -funroll-loop flag, tried manual unroll in matmul_blocking, neither made a lot of difference.</text:p>
          <text:p text:style-name="P1">2. Tried using -ftree-vectorize to automatically do SSE (so that code is more readable), but for some reason doesn't work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0M13S</meta:editing-duration>
    <meta:editing-cycles>19</meta:editing-cycles>
    <meta:generator>OpenOffice.org/3.4.1$Win32 OpenOffice.org_project/341m1$Build-9593</meta:generator>
    <dc:date>2013-05-05T01:46:15.66</dc:date>
    <meta:document-statistic meta:table-count="0" meta:image-count="0" meta:object-count="0" meta:page-count="1" meta:paragraph-count="7" meta:word-count="143" meta:character-count="860"/>
    <meta:user-defined meta:name="Info 1"/>
    <meta:user-defined meta:name="Info 2"/>
    <meta:user-defined meta:name="Info 3"/>
    <meta:user-defined meta:name="Info 4"/>
  </office:meta>
</office:document-meta>
</file>